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Times14_РИО2" style:family="paragraph">
      <style:paragraph-properties fo:text-align="center" fo:line-height="150%" fo:text-indent="0.5118in"/>
    </style:style>
    <style:style style:name="T12" style:parent-style-name="Названиекниги" style:family="text">
      <style:text-properties style:font-weight-complex="bold" fo:text-transform="uppercase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5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6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3" style:parent-style-name="Заголовок2" style:family="paragraph">
      <style:paragraph-properties fo:text-align="center" fo:margin-bottom="0.0833in" fo:background-color="#FFFFFF">
        <style:background-fill draw:fill="solid" draw:fill-color="#FFFFFF"/>
      </style:paragraph-properties>
    </style:style>
    <style:style style:name="T24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normal" style:font-weight-asian="normal" style:font-weight-complex="normal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indent="0in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Обычный" style:family="paragraph">
      <style:paragraph-properties fo:break-before="page" fo:line-height="150%"/>
    </style:style>
    <style:style style:name="P54" style:parent-style-name="Заголовок2" style:family="paragraph">
      <style:paragraph-properties fo:keep-with-next="auto"/>
    </style:style>
    <style:style style:name="P55" style:parent-style-name="Обычный" style:family="paragraph">
      <style:paragraph-properties fo:text-align="justify" fo:line-height="150%" fo:text-indent="0.4916in" fo:background-color="#FFFFFF">
        <style:background-fill draw:fill="solid" draw:fill-color="#FFFFFF"/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system-ui" style:font-name-asian="system-ui" style:font-name-complex="system-ui" fo:color="#ECECEC"/>
    </style:style>
    <style:style style:name="P58" style:parent-style-name="Обычный" style:family="paragraph">
      <style:paragraph-properties fo:break-before="page"/>
    </style:style>
    <style:style style:name="P59" style:parent-style-name="Заголовок2" style:family="paragraph">
      <style:paragraph-properties fo:text-indent="0.4916in"/>
    </style:style>
    <style:style style:name="P60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3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fr" fo:country="FR"/>
    </style:style>
    <style:style style:name="P84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fr" fo:country="FR"/>
    </style:style>
    <style:style style:name="P85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6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7" style:parent-style-name="Обычный" style:family="paragraph">
      <style:paragraph-properties fo:text-align="justify" fo:margin-bottom="0.0784in" fo:line-height="15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8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9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3" style:parent-style-name="Обычный" style:family="paragraph">
      <style:paragraph-properties fo:text-align="justify" fo:margin-bottom="0.0784in" fo:line-height="15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4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5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6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7" style:parent-style-name="Обычный" style:family="paragraph">
      <style:paragraph-properties fo:text-align="justify" fo:margin-bottom="0.0784in" fo:line-height="15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8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9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0" style:parent-style-name="Обычный" style:family="paragraph">
      <style:paragraph-properties fo:text-align="justify" fo:margin-bottom="0.0784in" fo:line-height="150%" fo:background-color="#FFFFFF">
        <style:background-fill draw:fill="solid" draw:fill-color="#FFFFFF"/>
      </style:paragraph-properties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6" style:parent-style-name="Обычный" style:family="paragraph">
      <style:paragraph-properties fo:text-align="justify" fo:margin-bottom="0.0784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7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line-height="15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9" style:parent-style-name="Обычный" style:family="paragraph">
      <style:paragraph-properties fo:line-height="150%"/>
    </style:style>
    <style:style style:name="P110" style:parent-style-name="Обычный" style:family="paragraph">
      <style:paragraph-properties fo:break-before="page"/>
    </style:style>
    <style:style style:name="P111" style:parent-style-name="Заголовок2" style:family="paragraph">
      <style:paragraph-properties fo:keep-with-next="auto"/>
    </style:style>
    <style:style style:name="P112" style:parent-style-name="Обычный" style:family="paragraph">
      <style:paragraph-properties fo:text-align="justify" fo:margin-top="0.0833in" fo:margin-bottom="0.0833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justify" fo:margin-top="0.0833in" fo:margin-bottom="0.0833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align="justify" fo:margin-top="0.0833in" fo:margin-bottom="0.0833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margin-top="0.0833in" fo:margin-bottom="0.0833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margin-top="0.1666in" fo:margin-bottom="0.1666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margin-top="0.1666in" fo:margin-bottom="0.1666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margin-top="0.1666in" fo:margin-bottom="0.1666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margin-top="0.1666in" fo:margin-bottom="0.1666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margin-top="0.1666in" fo:margin-bottom="0.1666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margin-top="0.1666in" fo:margin-bottom="0.1666in" fo:line-height="150%" fo:text-indent="0.4916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system-ui" style:font-name-asian="system-ui" style:font-name-complex="system-ui" fo:color="#ECECEC" fo:font-size="12pt" style:font-size-asian="12pt"/>
    </style:style>
    <style:style style:name="P123" style:parent-style-name="Обычный" style:family="paragraph">
      <style:paragraph-properties fo:break-before="page"/>
    </style:style>
    <style:style style:name="P124" style:parent-style-name="Textbody" style:family="paragraph">
      <style:text-properties fo:font-weight="bold" style:font-weight-asian="bold" style:font-weight-complex="bold" style:language-asian="ru" style:country-asian="RU" style:language-complex="ar" style:country-complex="SA"/>
    </style:style>
    <style:style style:name="TableColumn126" style:family="table-column">
      <style:table-column-properties style:column-width="0.4479in" style:use-optimal-column-width="false"/>
    </style:style>
    <style:style style:name="TableColumn127" style:family="table-column">
      <style:table-column-properties style:column-width="2.8437in" style:use-optimal-column-width="false"/>
    </style:style>
    <style:style style:name="TableColumn128" style:family="table-column">
      <style:table-column-properties style:column-width="3.3958in" style:use-optimal-column-width="false"/>
    </style:style>
    <style:style style:name="Table125" style:family="table">
      <style:table-properties style:width="6.6875in" fo:margin-left="0in" table:align="left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fo:text-align="center" fo:text-indent="0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text-indent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text-indent="0in"/>
    </style:style>
    <style:style style:name="TableRow136" style:family="table-row">
      <style:table-row-properties style:min-row-height="0.2083in"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text-align="center" fo:text-indent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indent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indent="0in"/>
    </style:style>
    <style:style style:name="TableRow143" style:family="table-row">
      <style:table-row-properties style:min-row-height="0.2083in"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paragraph-properties fo:text-align="center" fo:text-indent="0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body" style:family="paragraph">
      <style:paragraph-properties fo:text-indent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extbody" style:family="paragraph">
      <style:paragraph-properties fo:text-indent="0in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center" fo:text-indent="0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text-indent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text-indent="0in"/>
    </style:style>
    <style:style style:name="TableRow157" style:family="table-row">
      <style:table-row-properties style:min-row-height="0.2083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fo:text-align="center" fo:text-indent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body" style:family="paragraph">
      <style:paragraph-properties fo:text-indent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extbody" style:family="paragraph">
      <style:paragraph-properties fo:text-indent="0in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fo:text-align="center" fo:text-indent="0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extbody" style:family="paragraph">
      <style:paragraph-properties fo:text-indent="0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extbody" style:family="paragraph">
      <style:paragraph-properties fo:text-indent="0in"/>
    </style:style>
    <style:style style:name="TableColumn172" style:family="table-column">
      <style:table-column-properties style:column-width="0.4479in" style:use-optimal-column-width="false"/>
    </style:style>
    <style:style style:name="TableColumn173" style:family="table-column">
      <style:table-column-properties style:column-width="2.8437in" style:use-optimal-column-width="false"/>
    </style:style>
    <style:style style:name="TableColumn174" style:family="table-column">
      <style:table-column-properties style:column-width="3.3958in" style:use-optimal-column-width="false"/>
    </style:style>
    <style:style style:name="Table171" style:family="table">
      <style:table-properties style:width="6.6875in" fo:margin-left="0in" table:align="left"/>
    </style:style>
    <style:style style:name="TableRow175" style:family="table-row">
      <style:table-row-properties style:min-row-height="0.2083in"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extbody" style:family="paragraph">
      <style:paragraph-properties fo:text-align="center" fo:text-indent="0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extbody" style:family="paragraph">
      <style:paragraph-properties fo:text-indent="0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extbody" style:family="paragraph">
      <style:paragraph-properties fo:text-indent="0in"/>
    </style:style>
    <style:style style:name="TableRow182" style:family="table-row">
      <style:table-row-properties style:min-row-height="0.2083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extbody" style:family="paragraph">
      <style:paragraph-properties fo:text-align="center" fo:text-indent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extbody" style:family="paragraph">
      <style:paragraph-properties fo:text-indent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extbody" style:family="paragraph">
      <style:paragraph-properties fo:text-indent="0in"/>
    </style:style>
    <style:style style:name="TableRow189" style:family="table-row">
      <style:table-row-properties style:min-row-height="0.2083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extbody" style:family="paragraph">
      <style:paragraph-properties fo:text-align="center" fo:text-indent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extbody" style:family="paragraph">
      <style:paragraph-properties fo:text-indent="0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extbody" style:family="paragraph">
      <style:paragraph-properties fo:text-indent="0in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extbody" style:family="paragraph">
      <style:paragraph-properties fo:text-align="center" fo:text-indent="0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extbody" style:family="paragraph">
      <style:paragraph-properties fo:text-indent="0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extbody" style:family="paragraph">
      <style:paragraph-properties fo:text-indent="0in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extbody" style:family="paragraph">
      <style:paragraph-properties fo:text-align="center" fo:text-indent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extbody" style:family="paragraph">
      <style:paragraph-properties fo:text-indent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extbody" style:family="paragraph">
      <style:paragraph-properties fo:text-indent="0in"/>
    </style:style>
    <style:style style:name="TableRow210" style:family="table-row">
      <style:table-row-properties style:min-row-height="0.2083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extbody" style:family="paragraph">
      <style:paragraph-properties fo:text-align="center" fo:text-indent="0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paragraph-properties fo:text-indent="0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extbody" style:family="paragraph">
      <style:paragraph-properties fo:text-indent="0in"/>
    </style:style>
    <style:style style:name="TableColumn218" style:family="table-column">
      <style:table-column-properties style:column-width="0.4479in" style:use-optimal-column-width="false"/>
    </style:style>
    <style:style style:name="TableColumn219" style:family="table-column">
      <style:table-column-properties style:column-width="2.8437in" style:use-optimal-column-width="false"/>
    </style:style>
    <style:style style:name="TableColumn220" style:family="table-column">
      <style:table-column-properties style:column-width="3.3958in" style:use-optimal-column-width="false"/>
    </style:style>
    <style:style style:name="Table217" style:family="table">
      <style:table-properties style:width="6.6875in" fo:margin-left="0in" table:align="left"/>
    </style:style>
    <style:style style:name="TableRow221" style:family="table-row">
      <style:table-row-properties style:min-row-height="0.2083in"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extbody" style:family="paragraph">
      <style:paragraph-properties fo:text-align="center" fo:text-indent="0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extbody" style:family="paragraph">
      <style:paragraph-properties fo:text-indent="0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extbody" style:family="paragraph">
      <style:paragraph-properties fo:text-indent="0in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extbody" style:family="paragraph">
      <style:paragraph-properties fo:text-align="center" fo:text-indent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extbody" style:family="paragraph">
      <style:paragraph-properties fo:text-indent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extbody" style:family="paragraph">
      <style:paragraph-properties fo:text-indent="0in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extbody" style:family="paragraph">
      <style:paragraph-properties fo:text-align="center" fo:text-indent="0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Textbody" style:family="paragraph">
      <style:paragraph-properties fo:text-indent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extbody" style:family="paragraph">
      <style:paragraph-properties fo:text-indent="0in"/>
    </style:style>
    <style:style style:name="TableRow242" style:family="table-row">
      <style:table-row-properties style:min-row-height="0.2083in"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text-align="center" fo:text-indent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text-indent="0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text-indent="0in"/>
    </style:style>
    <style:style style:name="P249" style:parent-style-name="Обычный" style:family="paragraph">
      <style:paragraph-properties fo:break-before="page"/>
    </style:style>
    <style:style style:name="P250" style:parent-style-name="Заголовок2" style:family="paragraph">
      <style:paragraph-properties fo:margin-left="0.4923in" fo:text-indent="0in">
        <style:tab-stops/>
      </style:paragraph-properties>
    </style:style>
    <style:style style:name="P251" style:parent-style-name="Заголовок2" style:family="paragraph">
      <style:paragraph-properties fo:text-indent="0.4916in"/>
      <style:text-properties fo:font-weight="normal" style:font-weight-asian="normal" style:font-weight-complex="normal"/>
    </style:style>
    <style:style style:name="P252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3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4" style:parent-style-name="Заголовок1" style:family="paragraph">
      <style:paragraph-properties fo:break-before="page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8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0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4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5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66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0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2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5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8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9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0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2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6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8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0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2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3" style:parent-style-name="Standard" style:family="paragraph">
      <style:paragraph-properties fo:text-align="start" fo:text-indent="0in" fo:background-color="#FFFFFF">
        <style:background-fill draw:fill="solid" draw:fill-color="#FFFFFF"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4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><text:span text:style-name="T12">отчет</text:span></text:p>
      <text:p text:style-name="P13"><text:span text:style-name="T14">по лабораторной работе</text:span><text:span text:style-name="T15"><text:s/></text:span><text:span text:style-name="T16">№</text:span><text:span text:style-name="T17">3</text:span></text:p>
      <text:p text:style-name="P18"><text:span text:style-name="T19">по дисциплине<text:s/></text:span><text:span text:style-name="T20">«</text:span><text:span text:style-name="T21">Информатика</text:span><text:span text:style-name="T22">»</text:span></text:p>
      <text:h text:style-name="P23" text:outline-level="2"><text:span text:style-name="T24">Тема:<text:s/></text:span><text:span text:style-name="T25">Введение в анализ данных</text:span></text:h>
      <text:p text:style-name="P26"/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Студент гр. 3342</text:p>
          </table:table-cell>
          <table:table-cell table:style-name="TableCell39">
            <text:p text:style-name="P40"/>
          </table:table-cell>
          <table:table-cell table:style-name="TableCell41">
            <text:p text:style-name="P42">Галеев А.Д.</text:p>
          </table:table-cell>
        </table:table-row>
        <table:table-row table:style-name="TableRow43">
          <table:table-cell table:style-name="TableCell44">
            <text:p text:style-name="Standard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Шалагинов И.В.</text:p>
          </table:table-cell>
        </table:table-row>
      </table:table>
      <text:p text:style-name="P49"/>
      <text:p text:style-name="P50"/>
      <text:p text:style-name="P51">Санкт-Петербург</text:p>
      <text:p text:style-name="P52">2024</text:p>
      <text:p text:style-name="P53"/>
      <text:h text:style-name="P54" text:outline-level="2">Цель работы</text:h>
      <text:p text:style-name="P55"><text:span text:style-name="T56">Цель данной работы заключается в ознакомлении с основными методами и инструментами анализа данных с использованием библиотеки sklearn на примере набора данных о вине</text:span><text:span text:style-name="T57">.</text:span></text:p>
      <text:p text:style-name="P58"/>
      <text:h text:style-name="P59" text:outline-level="2">Задание</text:h>
      <text:p text:style-name="P60">Вариант №1</text:p>
      <text:p text:style-name="P61"><text:span text:style-name="T62">Вы работаете в магазине элитных вин и собираетесь провести анализ существующего ассортимента, проверив возможности инструмента классификации данных для выделения различных классов вин.</text:span><text:line-break/></text:p>
      <text:p text:style-name="P63">Для этого необходимо использовать библиотеку sklearn и встроенный в него набор данных о вине.</text:p>
      <text:p text:style-name="P64">1) Загрузка данных:</text:p>
      <text:p text:style-name="P65"><text:span text:style-name="T66">Реализуйте функцию<text:s/></text:span><text:span text:style-name="T67">load_data</text:span><text:span text:style-name="T68">(), принимающей на вход аргумент<text:s/></text:span><text:span text:style-name="T69">train_size<text:s/></text:span><text:span text:style-name="T70">(размер обучающей выборки,<text:s/></text:span><text:span text:style-name="T71">по умолчанию равен 0.8</text:span><text:span text:style-name="T72">), которая загружает набор данных о вине из библиотеки sklearn в переменную wine. Разбейте данные для обучения и тестирования в соответствии со значением<text:s/></text:span><text:span text:style-name="T73">train_size</text:span><text:span text:style-name="T74">, следующим образом: из данного набора запишите<text:s/></text:span><text:span text:style-name="T75">train_size</text:span><text:span text:style-name="T76"><text:s/>данных из data, взяв при этом только 2 столбца в переменную X_train и<text:s/></text:span><text:span text:style-name="T77">train_size</text:span><text:span text:style-name="T78"><text:s/>данных поля target в y_train. В переменную X_test положите оставшуюся часть данных из data, взяв при этом только 2 столбца, а в y_test — оставшиеся данные поля target, в этом вам поможет функция<text:s/></text:span><text:span text:style-name="T79">train_test_split</text:span><text:span text:style-name="T80"><text:s/>модуля sklearn.model_selection ( в качестве состояния рандомизатора функции<text:s/></text:span><text:span text:style-name="T81">train_test_split</text:span><text:span text:style-name="T82"><text:s/>необходимо указать 42.).</text:span></text:p>
      <text:p text:style-name="P83">В качестве результата верните X_train, X_test, y_train, y_test.<text:s/></text:p>
      <text:p text:style-name="P84">Пояснение: X_train, X_test - двумерный массив, y_train, y_test. — одномерный массив.</text:p>
      <text:p text:style-name="P85">2) Обучение модели. Классификация методом k-ближайших соседей:</text:p>
      <text:p text:style-name="P86">Реализуйте функцию train_model(), принимающую обучающую выборку (два аргумента - X_train и y_train) и аргументы n_neighbors и weights (значения по умолчанию 15 и 'uniform' соответственно), которая создает экземпляр классификатора KNeighborsClassifier и загружает в него данные X_train, y_train c параметрами n_neighbors и weights.</text:p>
      <text:p text:style-name="P87">В качестве результата верните экземпляр классификатора.</text:p>
      <text:p text:style-name="P88">3) Применение модели. Классификация данных</text:p>
      <text:p text:style-name="P89"><text:span text:style-name="T90">Реализуйте функцию<text:s/></text:span><text:span text:style-name="T91">predict</text:span><text:span text:style-name="T92">(), принимающую обученную модель классификатора и тренировочный набор данных (X_test), которая выполняет классификацию данных из <text:s/>X_test.</text:span></text:p>
      <text:p text:style-name="P93">В качестве результата верните предсказанные данные.</text:p>
      <text:p text:style-name="P94">4) Оценка качества полученных результатов классификации.</text:p>
      <text:p text:style-name="P95">Реализуйте функцию estimate(), принимающую результаты классификации и истинные метки тестовых данных (y_test), которая <text:s/>считает отношение предсказанных результатов, совпавших с «правильными» в y_test к общему количеству результатов. (или другими словами, ответить на вопрос «На сколько качественно отработала модель в процентах»).<text:s/></text:p>
      <text:p text:style-name="P96">В качестве результата верните полученное отношение, округленное до 0,001. В отчёте приведите объяснение полученных результатов.</text:p>
      <text:p text:style-name="P97">Пояснение: так как это вероятность, то ответ должен находиться в диапазоне [0, 1].</text:p>
      <text:p text:style-name="P98">5) Забытая предобработка:</text:p>
      <text:p text:style-name="P99">После окончания рабочего дня перед сном вы вспоминаете лекции по предобработке данных и понимаете, что вы её не сделали...</text:p>
      <text:p text:style-name="P100"><text:span text:style-name="T101">Реализуйте функцию<text:s/></text:span><text:span text:style-name="T102">scale</text:span><text:span text:style-name="T103">(), принимающую аргумент, содержащий данные, и аргумент<text:s/></text:span><text:span text:style-name="T104">mode</text:span><text:span text:style-name="T105"><text:s/>- тип скейлера (допустимые значения: 'standard', 'minmax', 'maxabs', для других значений необходимо вернуть None в качестве результата выполнения функции, значение по умолчанию - 'standard'), которая обрабатывает данные соответствующим скейлером.</text:span></text:p>
      <text:p text:style-name="P106">В качестве результата верните полученные после обработки данные.</text:p>
      <text:p text:style-name="P107"/>
      <text:p text:style-name="P108"/>
      <text:p text:style-name="P109"/>
      <text:p text:style-name="P110"/>
      <text:h text:style-name="P111" text:outline-level="2">Выполнение работы</text:h>
      <text:p text:style-name="P112">Функция load_data():</text:p>
      <text:p text:style-name="P113">Загружает набор данных о вине из библиотеки sklearn.<text:s/>Выбирает первые два признака из данных.<text:s/>Делит данные на обучающую и тестовую выборки в соответствии с указанным размером обучающей выборки (по умолчанию 80%).</text:p>
      <text:p text:style-name="P114">Функция train_model():</text:p>
      <text:p text:style-name="P115">Принимает обучающие данные и метки классов, а также параметры для классификатора k-ближайших соседей (n_neighbors и weights).<text:s/>Создает и обучает классификатор KNeighborsClassifier с указанными параметрами.<text:s/>Возвращает обученную модель классификатора.</text:p>
      <text:p text:style-name="P116">Функция predict():</text:p>
      <text:p text:style-name="P117">Принимает обученную модель классификатора и тестовые данные.<text:s/>Выполняет предсказание классов для тестовых данных.<text:s/>Возвращает предсказанные метки классов.</text:p>
      <text:p text:style-name="P118">Функция estimate():</text:p>
      <text:p text:style-name="P119">Принимает предсказанные метки классов и истинные<text:s/>метки тестовых данных.<text:s/>Вычисляет точность модели как долю правильно предсказанных меток.<text:s/>Возвращает точность, округленную до трех знаков после запятой.</text:p>
      <text:p text:style-name="P120">Функция scale():</text:p>
      <text:p text:style-name="P121">Принимает данные и тип скейлера (mode).<text:s/>В зависимости от выбранного типа скейлера (standard, minmax, maxabs) применяет соответствующий метод нормализации данных.<text:s/>Возвращает нормализованные данные. Если передан неверный тип скейлера, возвращает None.<text:s/></text:p>
      <text:p text:style-name="Textbody"><text:span text:style-name="T122">:</text:span></text:p>
      <text:p text:style-name="P123"/>
      <text:p text:style-name="P124">Тестирование</text:p>
      <text:p text:style-name="Textbody">Результаты тестирования представлены в табл. 1-3</text:p>
      <text:p text:style-name="Textbody"/>
      <text:p text:style-name="Textbody">Таблица 1 –<text:s/>Исследование работы классификатора, обученного на данных разного размера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№</text:p>
          </table:table-cell>
          <table:table-cell table:style-name="TableCell132">
            <text:p text:style-name="P133">train_size</text:p>
          </table:table-cell>
          <table:table-cell table:style-name="TableCell134">
            <text:p text:style-name="P135">accuracy</text:p>
          </table:table-cell>
        </table:table-row>
        <table:table-row table:style-name="TableRow136">
          <table:table-cell table:style-name="TableCell137">
            <text:p text:style-name="P138">1</text:p>
          </table:table-cell>
          <table:table-cell table:style-name="TableCell139">
            <text:p text:style-name="P140">0.1</text:p>
          </table:table-cell>
          <table:table-cell table:style-name="TableCell141">
            <text:p text:style-name="P142">0.444</text:p>
          </table:table-cell>
        </table:table-row>
        <table:table-row table:style-name="TableRow143">
          <table:table-cell table:style-name="TableCell144">
            <text:p text:style-name="P145">2</text:p>
          </table:table-cell>
          <table:table-cell table:style-name="TableCell146">
            <text:p text:style-name="P147">0.3</text:p>
          </table:table-cell>
          <table:table-cell table:style-name="TableCell148">
            <text:p text:style-name="P149">0.556</text:p>
          </table:table-cell>
        </table:table-row>
        <table:table-row table:style-name="TableRow150">
          <table:table-cell table:style-name="TableCell151">
            <text:p text:style-name="P152">3</text:p>
          </table:table-cell>
          <table:table-cell table:style-name="TableCell153">
            <text:p text:style-name="P154">0.5</text:p>
          </table:table-cell>
          <table:table-cell table:style-name="TableCell155">
            <text:p text:style-name="P156">0.667</text:p>
          </table:table-cell>
        </table:table-row>
        <table:table-row table:style-name="TableRow157">
          <table:table-cell table:style-name="TableCell158">
            <text:p text:style-name="P159">4</text:p>
          </table:table-cell>
          <table:table-cell table:style-name="TableCell160">
            <text:p text:style-name="P161">0.7</text:p>
          </table:table-cell>
          <table:table-cell table:style-name="TableCell162">
            <text:p text:style-name="P163">0.778</text:p>
          </table:table-cell>
        </table:table-row>
        <table:table-row table:style-name="TableRow164">
          <table:table-cell table:style-name="TableCell165">
            <text:p text:style-name="P166">5</text:p>
          </table:table-cell>
          <table:table-cell table:style-name="TableCell167">
            <text:p text:style-name="P168">0.9</text:p>
          </table:table-cell>
          <table:table-cell table:style-name="TableCell169">
            <text:p text:style-name="P170">0.889</text:p>
          </table:table-cell>
        </table:table-row>
      </table:table>
      <text:p text:style-name="Textbody"/>
      <text:p text:style-name="Textbody">Таблица 1 – Исследование работы классификатора, обученного на данных разного размера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№</text:p>
          </table:table-cell>
          <table:table-cell table:style-name="TableCell178">
            <text:p text:style-name="P179">n_neighbors</text:p>
          </table:table-cell>
          <table:table-cell table:style-name="TableCell180">
            <text:p text:style-name="P181">accuracy</text:p>
          </table:table-cell>
        </table:table-row>
        <table:table-row table:style-name="TableRow182">
          <table:table-cell table:style-name="TableCell183">
            <text:p text:style-name="P184">1</text:p>
          </table:table-cell>
          <table:table-cell table:style-name="TableCell185">
            <text:p text:style-name="P186">3</text:p>
          </table:table-cell>
          <table:table-cell table:style-name="TableCell187">
            <text:p text:style-name="P188">0.861</text:p>
          </table:table-cell>
        </table:table-row>
        <table:table-row table:style-name="TableRow189">
          <table:table-cell table:style-name="TableCell190">
            <text:p text:style-name="P191">2</text:p>
          </table:table-cell>
          <table:table-cell table:style-name="TableCell192">
            <text:p text:style-name="P193">5</text:p>
          </table:table-cell>
          <table:table-cell table:style-name="TableCell194">
            <text:p text:style-name="P195">0.833</text:p>
          </table:table-cell>
        </table:table-row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9</text:p>
          </table:table-cell>
          <table:table-cell table:style-name="TableCell201">
            <text:p text:style-name="P202">0.861</text:p>
          </table:table-cell>
        </table:table-row>
        <table:table-row table:style-name="TableRow203">
          <table:table-cell table:style-name="TableCell204">
            <text:p text:style-name="P205">4</text:p>
          </table:table-cell>
          <table:table-cell table:style-name="TableCell206">
            <text:p text:style-name="P207">15</text:p>
          </table:table-cell>
          <table:table-cell table:style-name="TableCell208">
            <text:p text:style-name="P209">0.861</text:p>
          </table:table-cell>
        </table:table-row>
        <table:table-row table:style-name="TableRow210">
          <table:table-cell table:style-name="TableCell211">
            <text:p text:style-name="P212">5</text:p>
          </table:table-cell>
          <table:table-cell table:style-name="TableCell213">
            <text:p text:style-name="P214">25</text:p>
          </table:table-cell>
          <table:table-cell table:style-name="TableCell215">
            <text:p text:style-name="P216">0.833</text:p>
          </table:table-cell>
        </table:table-row>
      </table:table>
      <text:p text:style-name="Textbody"/>
      <text:p text:style-name="Textbody">Таблица 1 – Исследование работы классификатора, обученного на данных разного размера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№</text:p>
          </table:table-cell>
          <table:table-cell table:style-name="TableCell224">
            <text:p text:style-name="P225">scaler</text:p>
          </table:table-cell>
          <table:table-cell table:style-name="TableCell226">
            <text:p text:style-name="P227">accuracy</text:p>
          </table:table-cell>
        </table:table-row>
        <table:table-row table:style-name="TableRow228">
          <table:table-cell table:style-name="TableCell229">
            <text:p text:style-name="P230">1</text:p>
          </table:table-cell>
          <table:table-cell table:style-name="TableCell231">
            <text:p text:style-name="P232">standartScaler</text:p>
          </table:table-cell>
          <table:table-cell table:style-name="TableCell233">
            <text:p text:style-name="P234">0.417</text:p>
          </table:table-cell>
        </table:table-row>
        <table:table-row table:style-name="TableRow235">
          <table:table-cell table:style-name="TableCell236">
            <text:p text:style-name="P237">2</text:p>
          </table:table-cell>
          <table:table-cell table:style-name="TableCell238">
            <text:p text:style-name="P239">minMaxScaler</text:p>
          </table:table-cell>
          <table:table-cell table:style-name="TableCell240">
            <text:p text:style-name="P241">0.417</text:p>
          </table:table-cell>
        </table:table-row>
        <table:table-row table:style-name="TableRow242">
          <table:table-cell table:style-name="TableCell243">
            <text:p text:style-name="P244">3</text:p>
          </table:table-cell>
          <table:table-cell table:style-name="TableCell245">
            <text:p text:style-name="P246">maxAbsScaler</text:p>
          </table:table-cell>
          <table:table-cell table:style-name="TableCell247">
            <text:p text:style-name="P248">0.278</text:p>
          </table:table-cell>
        </table:table-row>
      </table:table>
      <text:p text:style-name="Обычный"/>
      <text:p text:style-name="P249"/>
      <text:h text:style-name="P250" text:outline-level="2">Выводы<text:s/></text:h>
      <text:p text:style-name="Textbody"/>
      <text:h text:style-name="P251" text:outline-level="2">Исходя из таблицы №1 можно заменить что с увеличением размера выборки, точность начинает расти, свой максимум она набирает при значении 0.7.</text:h>
      <text:p text:style-name="P252">Исходя из таблицы №2 можно заменить что при больших различиях в алгоритме neighbors, данные остаются на примерно одинаковых показателях, это означает что исходные данные соответствуют модели и их легко разделить на классы.</text:p>
      <text:p text:style-name="P253">Исходя из таблицы №3 можно заменить что применение различного scaler приводит к более точным прогнозам модели, например standartScaler и minMaxScaler показывают одинаковую точность, в отличии от maxAbsScaler, в котором точность хуже, из этого следует что значения имели очень большой диапазон что и привело к ухудшению показателей.</text:p>
      <text:p text:style-name="Textbody"/>
      <text:h text:style-name="P254" text:outline-level="1">Приложение А<text:line-break/>Исходный код программы</text:h>
      <text:p text:style-name="Textbody"/>
      <text:p text:style-name="Standard">Название файла:<text:s/><text:span text:style-name="T255">main_lb</text:span><text:span text:style-name="T256">3</text:span></text:p>
      <text:p text:style-name="P257">from sklearn import datasets</text:p>
      <text:p text:style-name="P258">from sklearn.model_selection import train_test_split</text:p>
      <text:p text:style-name="P259">from sklearn.neighbors import KNeighborsClassifier</text:p>
      <text:p text:style-name="P260">from sklearn.metrics import accuracy_score</text:p>
      <text:p text:style-name="P261">from sklearn import preprocessing</text:p>
      <text:p text:style-name="P262"><text:s/></text:p>
      <text:p text:style-name="P263">def load_data(train_size=0.8):</text:p>
      <text:p text:style-name="P264"><text:s text:c="4"/>wine = datasets.load_wine()</text:p>
      <text:p text:style-name="P265"><text:s text:c="4"/>X = wine.data[:, :2]</text:p>
      <text:p text:style-name="P266"><text:s text:c="4"/>y = wine.target</text:p>
      <text:p text:style-name="P267"><text:s text:c="4"/>X_train, X_test, y_train, y_test = train_test_split(X, y, train_size=train_size, random_state=42)</text:p>
      <text:p text:style-name="P268"><text:s text:c="4"/>return X_train, X_test, y_train, y_test</text:p>
      <text:p text:style-name="P269"><text:s text:c="4"/></text:p>
      <text:p text:style-name="P270">def train_model(X_train, y_train, n_neighbors=15, weights='uniform'):</text:p>
      <text:p text:style-name="P271"><text:s text:c="4"/>clf = KNeighborsClassifier(n_neighbors=n_neighbors, weights=weights)</text:p>
      <text:p text:style-name="P272"><text:s text:c="4"/>clf.fit(X_train, y_train)</text:p>
      <text:p text:style-name="P273"><text:s text:c="4"/>return clf</text:p>
      <text:p text:style-name="P274"><text:s text:c="4"/></text:p>
      <text:p text:style-name="P275">def predict(clf, X_test):</text:p>
      <text:p text:style-name="P276"><text:s text:c="4"/>y_pred = clf.predict(X_test)</text:p>
      <text:p text:style-name="P277"><text:s text:c="4"/>return y_pred</text:p>
      <text:p text:style-name="P278"><text:s text:c="4"/></text:p>
      <text:p text:style-name="P279">def estimate(y_pred, y_test):</text:p>
      <text:p text:style-name="P280"><text:s text:c="4"/>accuracy = (y_pred == y_test).mean()</text:p>
      <text:p text:style-name="P281"><text:s text:c="4"/>return round(accuracy, 3)</text:p>
      <text:p text:style-name="P282"><text:s text:c="4"/></text:p>
      <text:p text:style-name="P283">def scale(data, mode='standard'):</text:p>
      <text:p text:style-name="P284"><text:s text:c="4"/>if mode == 'standard':</text:p>
      <text:p text:style-name="P285"><text:s text:c="8"/>scaler = StandardScaler()</text:p>
      <text:p text:style-name="P286"><text:s text:c="4"/>elif mode == 'minmax':</text:p>
      <text:p text:style-name="P287"><text:s text:c="8"/>scaler = MinMaxScaler()</text:p>
      <text:p text:style-name="P288"><text:s text:c="4"/>elif mode == 'maxabs':</text:p>
      <text:p text:style-name="P289"><text:s text:c="8"/>scaler = MaxAbsScaler()</text:p>
      <text:p text:style-name="P290"><text:s text:c="4"/>else:</text:p>
      <text:p text:style-name="P291"><text:s text:c="8"/>return None</text:p>
      <text:p text:style-name="P292"><text:s text:c="4"/>scaled_data = scaler.fit_transform(data)</text:p>
      <text:p text:style-name="P293"><text:s text:c="4"/>return scaled_data</text:p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1LVL1" style:family="text">
      <style:text-properties style:font-name="Times New Roman" style:font-name-complex="Times New Roman" fo:font-size="12pt" style:font-size-asian="12pt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text:list-style style:name="WWNum1" style:display-name="WWNum1">
      <text:list-level-style-number text:level="1" text:style-name="WW_CharLFO1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crosoft Office User</meta:initial-creator>
    <dc:creator>Галеев Амир</dc:creator>
    <meta:creation-date>2024-06-03T14:17:00Z</meta:creation-date>
    <dc:date>2024-06-03T14:17:00Z</dc:date>
    <meta:template xlink:href="Normal.dotm" xlink:type="simple"/>
    <meta:editing-cycles>21</meta:editing-cycles>
    <meta:editing-duration>PT0S</meta:editing-duration>
    <meta:document-statistic meta:page-count="1" meta:paragraph-count="14" meta:word-count="1087" meta:character-count="7274" meta:row-count="51" meta:non-whitespace-character-count="6201"/>
  </office:meta>
</office:document-meta>
</file>